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4181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ppended" table:style-name="ta1">
        <table:shapes>
          <draw:frame draw:z-index="0" draw:style-name="gr1" draw:text-style-name="P1" svg:width="10.022in" svg:height="5.626in" svg:x="0.0091in" svg:y="0.3681in">
            <draw:object draw:notify-on-update-of-ranges="appended.A22:appended.A22 appended.A1:appended.A1 appended.A2:appended.A18 appended.B1:appended.B1 appended.B2:appended.B18 appended.A1:appended.A1 appended.A2:appended.A18 appended.C1:appended.C1 appended.C2:appended.C18 appended.A1:appended.A1 appended.A2:appended.A18 appended.D1:appended.D1 appended.D2:appended.D18 appended.A1:appended.A1 appended.A2:appended.A18 appended.E1:appended.E1 appended.E2:appended.E18 appended.A1:appended.A1 appended.A2:appended.A18 appended.F1:appended.F1 appended.F2:appended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ilSize</text:p>
          </table:table-cell>
          <table:table-cell office:value-type="string" calcext:value-type="string">
            <text:p>append-sort-65536</text:p>
          </table:table-cell>
          <table:table-cell office:value-type="string" calcext:value-type="string">
            <text:p>full-resort-Slice-65536</text:p>
          </table:table-cell>
          <table:table-cell office:value-type="string" calcext:value-type="string">
            <text:p>full-resort-Sort-65536</text:p>
          </table:table-cell>
          <table:table-cell office:value-type="string" calcext:value-type="string">
            <text:p>full-resort-sort.Slice-65536</text:p>
          </table:table-cell>
          <table:table-cell office:value-type="string" calcext:value-type="string">
            <text:p>full-resort-sort.Sort-65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038.4" calcext:value-type="float">
            <text:p>219038.4</text:p>
          </table:table-cell>
          <table:table-cell office:value-type="float" office:value="2295696.7" calcext:value-type="float">
            <text:p>2295696.7</text:p>
          </table:table-cell>
          <table:table-cell office:value-type="float" office:value="2882789.7" calcext:value-type="float">
            <text:p>2882789.7</text:p>
          </table:table-cell>
          <table:table-cell office:value-type="float" office:value="2315035.9" calcext:value-type="float">
            <text:p>2315035.9</text:p>
          </table:table-cell>
          <table:table-cell office:value-type="float" office:value="2548195.2" calcext:value-type="float">
            <text:p>2548195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6061.9" calcext:value-type="float">
            <text:p>476061.9</text:p>
          </table:table-cell>
          <table:table-cell office:value-type="float" office:value="2343140.5" calcext:value-type="float">
            <text:p>2343140.5</text:p>
          </table:table-cell>
          <table:table-cell office:value-type="float" office:value="2870577.7" calcext:value-type="float">
            <text:p>2870577.7</text:p>
          </table:table-cell>
          <table:table-cell office:value-type="float" office:value="2506950.4" calcext:value-type="float">
            <text:p>2506950.4</text:p>
          </table:table-cell>
          <table:table-cell office:value-type="float" office:value="2629008.4" calcext:value-type="float">
            <text:p>262900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4600.4" calcext:value-type="float">
            <text:p>644600.4</text:p>
          </table:table-cell>
          <table:table-cell office:value-type="float" office:value="2490802.4" calcext:value-type="float">
            <text:p>2490802.4</text:p>
          </table:table-cell>
          <table:table-cell office:value-type="float" office:value="3003427.9" calcext:value-type="float">
            <text:p>3003427.9</text:p>
          </table:table-cell>
          <table:table-cell office:value-type="float" office:value="2606422.4" calcext:value-type="float">
            <text:p>2606422.4</text:p>
          </table:table-cell>
          <table:table-cell office:value-type="float" office:value="2702587.6" calcext:value-type="float">
            <text:p>270258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1430.8" calcext:value-type="float">
            <text:p>1131430.8</text:p>
          </table:table-cell>
          <table:table-cell office:value-type="float" office:value="2700245.9" calcext:value-type="float">
            <text:p>2700245.9</text:p>
          </table:table-cell>
          <table:table-cell office:value-type="float" office:value="3250177" calcext:value-type="float">
            <text:p>3250177</text:p>
          </table:table-cell>
          <table:table-cell office:value-type="float" office:value="2769055.8" calcext:value-type="float">
            <text:p>2769055.8</text:p>
          </table:table-cell>
          <table:table-cell office:value-type="float" office:value="3092356" calcext:value-type="float">
            <text:p>3092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7250" calcext:value-type="float">
            <text:p>1607250</text:p>
          </table:table-cell>
          <table:table-cell office:value-type="float" office:value="3004325.7" calcext:value-type="float">
            <text:p>3004325.7</text:p>
          </table:table-cell>
          <table:table-cell office:value-type="float" office:value="3228863.2" calcext:value-type="float">
            <text:p>3228863.2</text:p>
          </table:table-cell>
          <table:table-cell office:value-type="float" office:value="2891484.9" calcext:value-type="float">
            <text:p>2891484.9</text:p>
          </table:table-cell>
          <table:table-cell office:value-type="float" office:value="2985453.3" calcext:value-type="float">
            <text:p>2985453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0270.4" calcext:value-type="float">
            <text:p>2340270.4</text:p>
          </table:table-cell>
          <table:table-cell office:value-type="float" office:value="2785728.1" calcext:value-type="float">
            <text:p>2785728.1</text:p>
          </table:table-cell>
          <table:table-cell office:value-type="float" office:value="3439408.5" calcext:value-type="float">
            <text:p>3439408.5</text:p>
          </table:table-cell>
          <table:table-cell office:value-type="float" office:value="2925359" calcext:value-type="float">
            <text:p>2925359</text:p>
          </table:table-cell>
          <table:table-cell office:value-type="float" office:value="3116785.7" calcext:value-type="float">
            <text:p>3116785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86439.7" calcext:value-type="float">
            <text:p>3186439.7</text:p>
          </table:table-cell>
          <table:table-cell office:value-type="float" office:value="2895308.4" calcext:value-type="float">
            <text:p>2895308.4</text:p>
          </table:table-cell>
          <table:table-cell office:value-type="float" office:value="3226068.6" calcext:value-type="float">
            <text:p>3226068.6</text:p>
          </table:table-cell>
          <table:table-cell office:value-type="float" office:value="3035569.3" calcext:value-type="float">
            <text:p>3035569.3</text:p>
          </table:table-cell>
          <table:table-cell office:value-type="float" office:value="3075317" calcext:value-type="float">
            <text:p>30753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40317.3" calcext:value-type="float">
            <text:p>3340317.3</text:p>
          </table:table-cell>
          <table:table-cell office:value-type="float" office:value="2936967.3" calcext:value-type="float">
            <text:p>2936967.3</text:p>
          </table:table-cell>
          <table:table-cell office:value-type="float" office:value="3355236.8" calcext:value-type="float">
            <text:p>3355236.8</text:p>
          </table:table-cell>
          <table:table-cell office:value-type="float" office:value="3011879.2" calcext:value-type="float">
            <text:p>3011879.2</text:p>
          </table:table-cell>
          <table:table-cell office:value-type="float" office:value="3192815" calcext:value-type="float">
            <text:p>31928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52646.1" calcext:value-type="float">
            <text:p>3352646.1</text:p>
          </table:table-cell>
          <table:table-cell office:value-type="float" office:value="2866916.6" calcext:value-type="float">
            <text:p>2866916.6</text:p>
          </table:table-cell>
          <table:table-cell office:value-type="float" office:value="3292543" calcext:value-type="float">
            <text:p>3292543</text:p>
          </table:table-cell>
          <table:table-cell office:value-type="float" office:value="3119171.1" calcext:value-type="float">
            <text:p>3119171.1</text:p>
          </table:table-cell>
          <table:table-cell office:value-type="float" office:value="3200755.7" calcext:value-type="float">
            <text:p>3200755.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94293.2" calcext:value-type="float">
            <text:p>3294293.2</text:p>
          </table:table-cell>
          <table:table-cell office:value-type="float" office:value="2984841.7" calcext:value-type="float">
            <text:p>2984841.7</text:p>
          </table:table-cell>
          <table:table-cell office:value-type="float" office:value="3306513.8" calcext:value-type="float">
            <text:p>3306513.8</text:p>
          </table:table-cell>
          <table:table-cell office:value-type="float" office:value="3114794.2" calcext:value-type="float">
            <text:p>3114794.2</text:p>
          </table:table-cell>
          <table:table-cell office:value-type="float" office:value="3220983.9" calcext:value-type="float">
            <text:p>3220983.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425985.8" calcext:value-type="float">
            <text:p>3425985.8</text:p>
          </table:table-cell>
          <table:table-cell office:value-type="float" office:value="2898849.2" calcext:value-type="float">
            <text:p>2898849.2</text:p>
          </table:table-cell>
          <table:table-cell office:value-type="float" office:value="3397430.9" calcext:value-type="float">
            <text:p>3397430.9</text:p>
          </table:table-cell>
          <table:table-cell office:value-type="float" office:value="3073510.6" calcext:value-type="float">
            <text:p>3073510.6</text:p>
          </table:table-cell>
          <table:table-cell office:value-type="float" office:value="3266140.7" calcext:value-type="float">
            <text:p>3266140.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635783.8" calcext:value-type="float">
            <text:p>3635783.8</text:p>
          </table:table-cell>
          <table:table-cell office:value-type="float" office:value="3181943.8" calcext:value-type="float">
            <text:p>3181943.8</text:p>
          </table:table-cell>
          <table:table-cell office:value-type="float" office:value="3560365.3" calcext:value-type="float">
            <text:p>3560365.3</text:p>
          </table:table-cell>
          <table:table-cell office:value-type="float" office:value="3264917.6" calcext:value-type="float">
            <text:p>3264917.6</text:p>
          </table:table-cell>
          <table:table-cell office:value-type="float" office:value="3437728" calcext:value-type="float">
            <text:p>34377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24807.6" calcext:value-type="float">
            <text:p>3724807.6</text:p>
          </table:table-cell>
          <table:table-cell office:value-type="float" office:value="3420666.5" calcext:value-type="float">
            <text:p>3420666.5</text:p>
          </table:table-cell>
          <table:table-cell office:value-type="float" office:value="3915555.2" calcext:value-type="float">
            <text:p>3915555.2</text:p>
          </table:table-cell>
          <table:table-cell office:value-type="float" office:value="3619328.2" calcext:value-type="float">
            <text:p>3619328.2</text:p>
          </table:table-cell>
          <table:table-cell office:value-type="float" office:value="3800198.6" calcext:value-type="float">
            <text:p>3800198.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357453.4" calcext:value-type="float">
            <text:p>4357453.4</text:p>
          </table:table-cell>
          <table:table-cell office:value-type="float" office:value="3820996.1" calcext:value-type="float">
            <text:p>3820996.1</text:p>
          </table:table-cell>
          <table:table-cell office:value-type="float" office:value="4116596.1" calcext:value-type="float">
            <text:p>4116596.1</text:p>
          </table:table-cell>
          <table:table-cell office:value-type="float" office:value="4144916.1" calcext:value-type="float">
            <text:p>4144916.1</text:p>
          </table:table-cell>
          <table:table-cell office:value-type="float" office:value="4328918.2" calcext:value-type="float">
            <text:p>4328918.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837251.1" calcext:value-type="float">
            <text:p>4837251.1</text:p>
          </table:table-cell>
          <table:table-cell office:value-type="float" office:value="4565316.9" calcext:value-type="float">
            <text:p>4565316.9</text:p>
          </table:table-cell>
          <table:table-cell office:value-type="float" office:value="4773361.7" calcext:value-type="float">
            <text:p>4773361.7</text:p>
          </table:table-cell>
          <table:table-cell office:value-type="float" office:value="4916817.5" calcext:value-type="float">
            <text:p>4916817.5</text:p>
          </table:table-cell>
          <table:table-cell office:value-type="float" office:value="5165122.4" calcext:value-type="float">
            <text:p>5165122.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512343.2" calcext:value-type="float">
            <text:p>5512343.2</text:p>
          </table:table-cell>
          <table:table-cell office:value-type="float" office:value="5407958.6" calcext:value-type="float">
            <text:p>5407958.6</text:p>
          </table:table-cell>
          <table:table-cell office:value-type="float" office:value="5576820.3" calcext:value-type="float">
            <text:p>5576820.3</text:p>
          </table:table-cell>
          <table:table-cell office:value-type="float" office:value="6004460.1" calcext:value-type="float">
            <text:p>6004460.1</text:p>
          </table:table-cell>
          <table:table-cell office:value-type="float" office:value="6068895.1" calcext:value-type="float">
            <text:p>6068895.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320472.1" calcext:value-type="float">
            <text:p>6320472.1</text:p>
          </table:table-cell>
          <table:table-cell office:value-type="float" office:value="6219536.4" calcext:value-type="float">
            <text:p>6219536.4</text:p>
          </table:table-cell>
          <table:table-cell office:value-type="float" office:value="6177825.5" calcext:value-type="float">
            <text:p>6177825.5</text:p>
          </table:table-cell>
          <table:table-cell office:value-type="float" office:value="6598383.9" calcext:value-type="float">
            <text:p>6598383.9</text:p>
          </table:table-cell>
          <table:table-cell office:value-type="float" office:value="6732488.7" calcext:value-type="float">
            <text:p>6732488.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ail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ency, n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6:28:02.601373754</dc:date>
    <meta:editing-duration>PT4M49S</meta:editing-duration>
    <meta:editing-cycles>2</meta:editing-cycles>
    <meta:generator>LibreOffice/7.3.0.3$Linux_X86_64 LibreOffice_project/30$Build-3</meta:generator>
    <meta:document-statistic meta:table-count="1" meta:cell-count="1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6553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57cm" svg:height="14.291cm" xlink:href=".." xlink:type="simple" chart:class="chart:scatter" chart:column-mapping="0 1 2 3 4" chart:style-name="ch1">
        <chart:title svg:x="9.442cm" svg:y="0.42cm" chart:style-name="ch2">
          <text:p>Latencies on slice of size 65536</text:p>
        </chart:title>
        <chart:legend chart:legend-position="end" svg:x="19.823cm" svg:y="5.782cm" style:legend-expansion="high" chart:style-name="ch3"/>
        <chart:plot-area chart:style-name="ch4" table:cell-range-address="appended.A22:appended.A22 appended.A1:appended.F18" chart:data-source-has-labels="both" svg:x="1.489cm" svg:y="1.462cm" svg:width="17.825cm" svg:height="11.594cm">
          <chart:coordinate-region svg:x="3.123cm" svg:y="1.675cm" svg:width="16.191cm" svg:height="10.707cm"/>
          <chart:axis chart:dimension="x" chart:name="primary-x" chart:style-name="ch5" chartooo:axis-type="auto">
            <chart:title svg:x="9.06cm" svg:y="13.342cm" chart:style-name="ch6">
              <text:p>unsorted tail length</text:p>
            </chart:title>
            <chart:categories table:cell-range-address="appended.A22:appended.A22"/>
          </chart:axis>
          <chart:axis chart:dimension="y" chart:name="primary-y" chart:style-name="ch7">
            <chart:title svg:x="0.451cm" svg:y="8.064cm" chart:style-name="ch8">
              <text:p>latency, ns</text:p>
            </chart:title>
            <chart:grid chart:style-name="ch9" chart:class="major"/>
          </chart:axis>
          <chart:series chart:style-name="ch10" chart:values-cell-range-address="appended.B2:appended.B18" chart:label-cell-address="appended.B1:appended.B1" chart:class="chart:scatter">
            <chart:domain table:cell-range-address="appended.A2:appended.A18"/>
            <chart:data-point chart:repeated="17"/>
          </chart:series>
          <chart:series chart:style-name="ch11" chart:values-cell-range-address="appended.C2:appended.C18" chart:label-cell-address="appended.C1:appended.C1" chart:class="chart:scatter">
            <chart:data-point chart:repeated="17"/>
          </chart:series>
          <chart:series chart:style-name="ch12" chart:values-cell-range-address="appended.D2:appended.D18" chart:label-cell-address="appended.D1:appended.D1" chart:class="chart:scatter">
            <chart:data-point chart:repeated="17"/>
          </chart:series>
          <chart:series chart:style-name="ch13" chart:values-cell-range-address="appended.E2:appended.E18" chart:label-cell-address="appended.E1:appended.E1" chart:class="chart:scatter">
            <chart:data-point chart:repeated="17"/>
          </chart:series>
          <chart:series chart:style-name="ch14" chart:values-cell-range-address="appended.F2:appended.F18" chart:label-cell-address="appended.F1:appended.F1" chart:class="chart:scatte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end-sort-65536</text:p>
                <draw:g>
                  <svg:desc>appended.B1:appended.B1</svg:desc>
                </draw:g>
              </table:table-cell>
              <table:table-cell office:value-type="string">
                <text:p>full-resort-Slice-65536</text:p>
                <draw:g>
                  <svg:desc>appended.C1:appended.C1</svg:desc>
                </draw:g>
              </table:table-cell>
              <table:table-cell office:value-type="string">
                <text:p>full-resort-Sort-65536</text:p>
                <draw:g>
                  <svg:desc>appended.D1:appended.D1</svg:desc>
                </draw:g>
              </table:table-cell>
              <table:table-cell office:value-type="string">
                <text:p>full-resort-sort.Slice-65536</text:p>
                <draw:g>
                  <svg:desc>appended.E1:appended.E1</svg:desc>
                </draw:g>
              </table:table-cell>
              <table:table-cell office:value-type="string">
                <text:p>full-resort-sort.Sort-65536</text:p>
                <draw:g>
                  <svg:desc>appended.F1:appende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tency, ns</text:p>
                <draw:g>
                  <svg:desc>appended.A22:appended.A22</svg:desc>
                </draw:g>
              </table:table-cell>
              <table:table-cell office:value-type="float" office:value="1">
                <text:p>1</text:p>
                <draw:g>
                  <svg:desc>appended.A2:appended.A18</svg:desc>
                </draw:g>
              </table:table-cell>
              <table:table-cell office:value-type="float" office:value="219038.4">
                <text:p>219038.4</text:p>
                <draw:g>
                  <svg:desc>appended.B2:appended.B18</svg:desc>
                </draw:g>
              </table:table-cell>
              <table:table-cell office:value-type="float" office:value="2295696.7">
                <text:p>2295696.7</text:p>
                <draw:g>
                  <svg:desc>appended.C2:appended.C18</svg:desc>
                </draw:g>
              </table:table-cell>
              <table:table-cell office:value-type="float" office:value="2882789.7">
                <text:p>2882789.7</text:p>
                <draw:g>
                  <svg:desc>appended.D2:appended.D18</svg:desc>
                </draw:g>
              </table:table-cell>
              <table:table-cell office:value-type="float" office:value="2315035.9">
                <text:p>2315035.9</text:p>
                <draw:g>
                  <svg:desc>appended.E2:appended.E18</svg:desc>
                </draw:g>
              </table:table-cell>
              <table:table-cell office:value-type="float" office:value="2548195.2">
                <text:p>2548195.2</text:p>
                <draw:g>
                  <svg:desc>appended.F2:appended.F18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76061.9">
                <text:p>476061.9</text:p>
              </table:table-cell>
              <table:table-cell office:value-type="float" office:value="2343140.5">
                <text:p>2343140.5</text:p>
              </table:table-cell>
              <table:table-cell office:value-type="float" office:value="2870577.7">
                <text:p>2870577.7</text:p>
              </table:table-cell>
              <table:table-cell office:value-type="float" office:value="2506950.4">
                <text:p>2506950.4</text:p>
              </table:table-cell>
              <table:table-cell office:value-type="float" office:value="2629008.4">
                <text:p>2629008.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644600.4">
                <text:p>644600.4</text:p>
              </table:table-cell>
              <table:table-cell office:value-type="float" office:value="2490802.4">
                <text:p>2490802.4</text:p>
              </table:table-cell>
              <table:table-cell office:value-type="float" office:value="3003427.9">
                <text:p>3003427.9</text:p>
              </table:table-cell>
              <table:table-cell office:value-type="float" office:value="2606422.4">
                <text:p>2606422.4</text:p>
              </table:table-cell>
              <table:table-cell office:value-type="float" office:value="2702587.6">
                <text:p>2702587.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31430.8">
                <text:p>1131430.8</text:p>
              </table:table-cell>
              <table:table-cell office:value-type="float" office:value="2700245.9">
                <text:p>2700245.9</text:p>
              </table:table-cell>
              <table:table-cell office:value-type="float" office:value="3250177">
                <text:p>3250177</text:p>
              </table:table-cell>
              <table:table-cell office:value-type="float" office:value="2769055.8">
                <text:p>2769055.8</text:p>
              </table:table-cell>
              <table:table-cell office:value-type="float" office:value="3092356">
                <text:p>309235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607250">
                <text:p>1607250</text:p>
              </table:table-cell>
              <table:table-cell office:value-type="float" office:value="3004325.7">
                <text:p>3004325.7</text:p>
              </table:table-cell>
              <table:table-cell office:value-type="float" office:value="3228863.2">
                <text:p>3228863.2</text:p>
              </table:table-cell>
              <table:table-cell office:value-type="float" office:value="2891484.9">
                <text:p>2891484.9</text:p>
              </table:table-cell>
              <table:table-cell office:value-type="float" office:value="2985453.3">
                <text:p>2985453.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2340270.4">
                <text:p>2340270.4</text:p>
              </table:table-cell>
              <table:table-cell office:value-type="float" office:value="2785728.1">
                <text:p>2785728.1</text:p>
              </table:table-cell>
              <table:table-cell office:value-type="float" office:value="3439408.5">
                <text:p>3439408.5</text:p>
              </table:table-cell>
              <table:table-cell office:value-type="float" office:value="2925359">
                <text:p>2925359</text:p>
              </table:table-cell>
              <table:table-cell office:value-type="float" office:value="3116785.7">
                <text:p>3116785.7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3186439.7">
                <text:p>3186439.7</text:p>
              </table:table-cell>
              <table:table-cell office:value-type="float" office:value="2895308.4">
                <text:p>2895308.4</text:p>
              </table:table-cell>
              <table:table-cell office:value-type="float" office:value="3226068.6">
                <text:p>3226068.6</text:p>
              </table:table-cell>
              <table:table-cell office:value-type="float" office:value="3035569.3">
                <text:p>3035569.3</text:p>
              </table:table-cell>
              <table:table-cell office:value-type="float" office:value="3075317">
                <text:p>307531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3340317.3">
                <text:p>3340317.3</text:p>
              </table:table-cell>
              <table:table-cell office:value-type="float" office:value="2936967.3">
                <text:p>2936967.3</text:p>
              </table:table-cell>
              <table:table-cell office:value-type="float" office:value="3355236.8">
                <text:p>3355236.8</text:p>
              </table:table-cell>
              <table:table-cell office:value-type="float" office:value="3011879.2">
                <text:p>3011879.2</text:p>
              </table:table-cell>
              <table:table-cell office:value-type="float" office:value="3192815">
                <text:p>3192815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3352646.1">
                <text:p>3352646.1</text:p>
              </table:table-cell>
              <table:table-cell office:value-type="float" office:value="2866916.6">
                <text:p>2866916.6</text:p>
              </table:table-cell>
              <table:table-cell office:value-type="float" office:value="3292543">
                <text:p>3292543</text:p>
              </table:table-cell>
              <table:table-cell office:value-type="float" office:value="3119171.1">
                <text:p>3119171.1</text:p>
              </table:table-cell>
              <table:table-cell office:value-type="float" office:value="3200755.7">
                <text:p>3200755.7</text:p>
              </table:table-cell>
            </table:table-row>
            <table:table-row>
              <table:table-cell office:value-type="string"/>
              <table:table-cell office:value-type="float" office:value="512">
                <text:p>512</text:p>
              </table:table-cell>
              <table:table-cell office:value-type="float" office:value="3294293.2">
                <text:p>3294293.2</text:p>
              </table:table-cell>
              <table:table-cell office:value-type="float" office:value="2984841.7">
                <text:p>2984841.7</text:p>
              </table:table-cell>
              <table:table-cell office:value-type="float" office:value="3306513.8">
                <text:p>3306513.8</text:p>
              </table:table-cell>
              <table:table-cell office:value-type="float" office:value="3114794.2">
                <text:p>3114794.2</text:p>
              </table:table-cell>
              <table:table-cell office:value-type="float" office:value="3220983.9">
                <text:p>3220983.9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3425985.8">
                <text:p>3425985.8</text:p>
              </table:table-cell>
              <table:table-cell office:value-type="float" office:value="2898849.2">
                <text:p>2898849.2</text:p>
              </table:table-cell>
              <table:table-cell office:value-type="float" office:value="3397430.9">
                <text:p>3397430.9</text:p>
              </table:table-cell>
              <table:table-cell office:value-type="float" office:value="3073510.6">
                <text:p>3073510.6</text:p>
              </table:table-cell>
              <table:table-cell office:value-type="float" office:value="3266140.7">
                <text:p>3266140.7</text:p>
              </table:table-cell>
            </table:table-row>
            <table:table-row>
              <table:table-cell office:value-type="string"/>
              <table:table-cell office:value-type="float" office:value="2048">
                <text:p>2048</text:p>
              </table:table-cell>
              <table:table-cell office:value-type="float" office:value="3635783.8">
                <text:p>3635783.8</text:p>
              </table:table-cell>
              <table:table-cell office:value-type="float" office:value="3181943.8">
                <text:p>3181943.8</text:p>
              </table:table-cell>
              <table:table-cell office:value-type="float" office:value="3560365.3">
                <text:p>3560365.3</text:p>
              </table:table-cell>
              <table:table-cell office:value-type="float" office:value="3264917.6">
                <text:p>3264917.6</text:p>
              </table:table-cell>
              <table:table-cell office:value-type="float" office:value="3437728">
                <text:p>3437728</text:p>
              </table:table-cell>
            </table:table-row>
            <table:table-row>
              <table:table-cell office:value-type="string"/>
              <table:table-cell office:value-type="float" office:value="4096">
                <text:p>4096</text:p>
              </table:table-cell>
              <table:table-cell office:value-type="float" office:value="3724807.6">
                <text:p>3724807.6</text:p>
              </table:table-cell>
              <table:table-cell office:value-type="float" office:value="3420666.5">
                <text:p>3420666.5</text:p>
              </table:table-cell>
              <table:table-cell office:value-type="float" office:value="3915555.2">
                <text:p>3915555.2</text:p>
              </table:table-cell>
              <table:table-cell office:value-type="float" office:value="3619328.2">
                <text:p>3619328.2</text:p>
              </table:table-cell>
              <table:table-cell office:value-type="float" office:value="3800198.6">
                <text:p>3800198.6</text:p>
              </table:table-cell>
            </table:table-row>
            <table:table-row>
              <table:table-cell office:value-type="string"/>
              <table:table-cell office:value-type="float" office:value="8192">
                <text:p>8192</text:p>
              </table:table-cell>
              <table:table-cell office:value-type="float" office:value="4357453.4">
                <text:p>4357453.4</text:p>
              </table:table-cell>
              <table:table-cell office:value-type="float" office:value="3820996.1">
                <text:p>3820996.1</text:p>
              </table:table-cell>
              <table:table-cell office:value-type="float" office:value="4116596.1">
                <text:p>4116596.1</text:p>
              </table:table-cell>
              <table:table-cell office:value-type="float" office:value="4144916.1">
                <text:p>4144916.1</text:p>
              </table:table-cell>
              <table:table-cell office:value-type="float" office:value="4328918.2">
                <text:p>4328918.2</text:p>
              </table:table-cell>
            </table:table-row>
            <table:table-row>
              <table:table-cell office:value-type="string"/>
              <table:table-cell office:value-type="float" office:value="16384">
                <text:p>16384</text:p>
              </table:table-cell>
              <table:table-cell office:value-type="float" office:value="4837251.1">
                <text:p>4837251.1</text:p>
              </table:table-cell>
              <table:table-cell office:value-type="float" office:value="4565316.9">
                <text:p>4565316.9</text:p>
              </table:table-cell>
              <table:table-cell office:value-type="float" office:value="4773361.7">
                <text:p>4773361.7</text:p>
              </table:table-cell>
              <table:table-cell office:value-type="float" office:value="4916817.5">
                <text:p>4916817.5</text:p>
              </table:table-cell>
              <table:table-cell office:value-type="float" office:value="5165122.4">
                <text:p>5165122.4</text:p>
              </table:table-cell>
            </table:table-row>
            <table:table-row>
              <table:table-cell office:value-type="string"/>
              <table:table-cell office:value-type="float" office:value="32768">
                <text:p>32768</text:p>
              </table:table-cell>
              <table:table-cell office:value-type="float" office:value="5512343.2">
                <text:p>5512343.2</text:p>
              </table:table-cell>
              <table:table-cell office:value-type="float" office:value="5407958.6">
                <text:p>5407958.6</text:p>
              </table:table-cell>
              <table:table-cell office:value-type="float" office:value="5576820.3">
                <text:p>5576820.3</text:p>
              </table:table-cell>
              <table:table-cell office:value-type="float" office:value="6004460.1">
                <text:p>6004460.1</text:p>
              </table:table-cell>
              <table:table-cell office:value-type="float" office:value="6068895.1">
                <text:p>6068895.1</text:p>
              </table:table-cell>
            </table:table-row>
            <table:table-row>
              <table:table-cell office:value-type="string"/>
              <table:table-cell office:value-type="float" office:value="65536">
                <text:p>65536</text:p>
              </table:table-cell>
              <table:table-cell office:value-type="float" office:value="6320472.1">
                <text:p>6320472.1</text:p>
              </table:table-cell>
              <table:table-cell office:value-type="float" office:value="6219536.4">
                <text:p>6219536.4</text:p>
              </table:table-cell>
              <table:table-cell office:value-type="float" office:value="6177825.5">
                <text:p>6177825.5</text:p>
              </table:table-cell>
              <table:table-cell office:value-type="float" office:value="6598383.9">
                <text:p>6598383.9</text:p>
              </table:table-cell>
              <table:table-cell office:value-type="float" office:value="6732488.7">
                <text:p>673248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